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fo:color="#3465a4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3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1" table:number-columns-repeated="8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number-columns-repeated="5"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56" calcext:value-type="float">
            <text:p>56</text:p>
          </table:table-cell>
          <table:table-cell table:number-columns-repeated="3" table:style-name="ce56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122.4" calcext:value-type="float">
            <text:p>122</text:p>
          </table:table-cell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/>
          <table:table-cell table:number-columns-repeated="2" table:style-name="ce29" office:value-type="float" office:value="200" calcext:value-type="float">
            <text:p>200</text:p>
          </table:table-cell>
          <table:table-cell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number-columns-repeated="4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8.671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number-columns-repeated="9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number-columns-repeated="4" table:style-name="ce38" office:value-type="float" office:value="35" calcext:value-type="float">
            <text:p>35</text:p>
          </table:table-cell>
          <table:table-cell table:style-name="ce53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 table:style-name="ce12"/>
          <table:table-cell table:number-columns-repeated="2" table:style-name="ce42" office:value-type="float" office:value="406.2" calcext:value-type="float">
            <text:p>406</text:p>
          </table:table-cell>
          <table:table-cell table:style-name="ce52" table:number-columns-repeated="2"/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51" office:value-type="float" office:value="83" calcext:value-type="float">
            <text:p>83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29" office:value-type="float" office:value="271.95" calcext:value-type="float">
            <text:p>27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749.15" calcext:value-type="float">
            <text:p>2'749</text:p>
          </table:table-cell>
          <table:table-cell table:style-name="ce33" table:formula="of:=SUM([.E3:.E32])" office:value-type="float" office:value="1938" calcext:value-type="float">
            <text:p>1'938</text:p>
          </table:table-cell>
          <table:table-cell table:style-name="ce33" table:formula="of:=SUM([.F3:.F32])" office:value-type="float" office:value="1992.3" calcext:value-type="float">
            <text:p>1'992</text:p>
          </table:table-cell>
          <table:table-cell table:style-name="ce33" table:formula="of:=SUM([.G3:.G32])" office:value-type="float" office:value="2009.95" calcext:value-type="float">
            <text:p>2'010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2.8" calcext:value-type="float">
            <text:p>1'873</text:p>
          </table:table-cell>
          <table:table-cell table:style-name="ce33" table:formula="of:=SUM([.J3:.J32])" office:value-type="float" office:value="2059.95" calcext:value-type="float">
            <text:p>2'060</text:p>
          </table:table-cell>
          <table:table-cell table:style-name="ce33" table:formula="of:=SUM([.K3:.K32])" office:value-type="float" office:value="1895.4" calcext:value-type="float">
            <text:p>1'895</text:p>
          </table:table-cell>
          <table:table-cell table:style-name="ce63" table:formula="of:=SUM([.L3:.L32])" office:value-type="float" office:value="1872.8" calcext:value-type="float">
            <text:p>1'873</text:p>
          </table:table-cell>
          <table:table-cell table:style-name="ce63" table:formula="of:=SUM([.M3:.M32])" office:value-type="float" office:value="2225.95" calcext:value-type="float">
            <text:p>2'226</text:p>
          </table:table-cell>
          <table:table-cell table:style-name="ce63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601.85" calcext:value-type="float">
            <text:p>602</text:p>
          </table:table-cell>
          <table:table-cell table:style-name="ce35" table:formula="of:=[.E2]-[.E33]" office:value-type="float" office:value="1413" calcext:value-type="float">
            <text:p>1'413</text:p>
          </table:table-cell>
          <table:table-cell table:style-name="ce35" table:formula="of:=[.F2]-[.F33]" office:value-type="float" office:value="1358.7" calcext:value-type="float">
            <text:p>1'359</text:p>
          </table:table-cell>
          <table:table-cell table:style-name="ce35" table:formula="of:=[.G2]-[.G33]" office:value-type="float" office:value="1341.05" calcext:value-type="float">
            <text:p>1'341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8.2" calcext:value-type="float">
            <text:p>1'478</text:p>
          </table:table-cell>
          <table:table-cell table:style-name="ce35" table:formula="of:=[.J2]-[.J33]" office:value-type="float" office:value="1291.05" calcext:value-type="float">
            <text:p>1'291</text:p>
          </table:table-cell>
          <table:table-cell table:style-name="ce35" table:formula="of:=[.K2]-[.K33]" office:value-type="float" office:value="1455.6" calcext:value-type="float">
            <text:p>1'456</text:p>
          </table:table-cell>
          <table:table-cell table:style-name="ce35" table:formula="of:=[.L2]-[.L33]" office:value-type="float" office:value="1478.2" calcext:value-type="float">
            <text:p>1'478</text:p>
          </table:table-cell>
          <table:table-cell table:style-name="ce35" table:formula="of:=[.M2]-[.M33]" office:value-type="float" office:value="1125.05" calcext:value-type="float">
            <text:p>1'125</text:p>
          </table:table-cell>
          <table:table-cell table:style-name="ce35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7.1" calcext:value-type="float">
            <text:p>47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0.0616666666667" calcext:value-type="float">
            <text:p>20</text:p>
          </table:table-cell>
          <table:table-cell table:style-name="ce36" table:formula="of:=[.E35]/30" office:value-type="float" office:value="47.1" calcext:value-type="float">
            <text:p>47</text:p>
          </table:table-cell>
          <table:table-cell table:style-name="ce36" table:formula="of:=[.F35]/30" office:value-type="float" office:value="45.29" calcext:value-type="float">
            <text:p>45</text:p>
          </table:table-cell>
          <table:table-cell table:style-name="ce36" table:formula="of:=[.G35]/30" office:value-type="float" office:value="44.7016666666667" calcext:value-type="float">
            <text:p>45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2733333333333" calcext:value-type="float">
            <text:p>49</text:p>
          </table:table-cell>
          <table:table-cell table:style-name="ce36" table:formula="of:=[.J35]/30" office:value-type="float" office:value="43.035" calcext:value-type="float">
            <text:p>43</text:p>
          </table:table-cell>
          <table:table-cell table:style-name="ce36" table:formula="of:=[.K35]/30" office:value-type="float" office:value="48.52" calcext:value-type="float">
            <text:p>49</text:p>
          </table:table-cell>
          <table:table-cell table:style-name="ce36" table:formula="of:=[.L35]/30" office:value-type="float" office:value="49.2733333333333" calcext:value-type="float">
            <text:p>49</text:p>
          </table:table-cell>
          <table:table-cell table:style-name="ce36" table:formula="of:=[.M35]/30" office:value-type="float" office:value="37.5016666666667" calcext:value-type="float">
            <text:p>38</text:p>
          </table:table-cell>
          <table:table-cell table:style-name="ce36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5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9:09:39.174427543</dc:date>
    <meta:editing-duration>P35DT8H15M16S</meta:editing-duration>
    <meta:editing-cycles>347</meta:editing-cycles>
    <meta:print-date>2025-01-12T19:10:13.268728147</meta:print-date>
    <meta:document-statistic meta:table-count="5" meta:cell-count="879" meta:object-count="0"/>
  </office:meta>
</office:document-meta>
</file>